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style style:name="P3" style:family="paragraph" style:parent-style-name="vastauskappale">
      <style:text-properties fo:font-weight="normal" style:font-weight-asian="normal" style:font-weight-complex="normal"/>
    </style:style>
    <style:style style:name="P4" style:family="paragraph" style:parent-style-name="lomakeotsikko">
      <style:text-properties officeooo:rsid="000756b3" officeooo:paragraph-rsid="000756b3"/>
    </style:style>
    <style:style style:name="P5" style:family="paragraph" style:parent-style-name="lomakeotsikko">
      <style:text-properties officeooo:rsid="000a4b80" officeooo:paragraph-rsid="000a4b80"/>
    </style:style>
    <style:style style:name="P6" style:family="paragraph" style:parent-style-name="seloste">
      <style:text-properties officeooo:rsid="000a4b80" officeooo:paragraph-rsid="000a4b80"/>
    </style:style>
    <style:style style:name="P7" style:family="paragraph" style:parent-style-name="vastauskappale">
      <style:text-properties officeooo:rsid="000a4b80" officeooo:paragraph-rsid="000a4b80"/>
    </style:style>
    <style:style style:name="T1" style:family="text">
      <style:text-properties officeooo:rsid="000756b3"/>
    </style:style>
    <style:style style:name="T2" style:family="text">
      <style:text-properties officeooo:rsid="00089802"/>
    </style:style>
    <style:style style:name="T3" style:family="text">
      <style:text-properties officeooo:rsid="000c4a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aaotsikko">Kerättävät <text:span text:style-name="T2">avaimet </text:span>ja <text:span text:style-name="T2">esineet</text:span></text:p>
      <text:p text:style-name="lomakeotsikko">Nimi</text:p>
      <text:p text:style-name="vastauskappale"/>
      <text:p text:style-name="lomakeotsikko">Laji</text:p>
      <text:p text:style-name="seloste">(<text:span text:style-name="T1">avain,</text:span> esine)</text:p>
      <text:p text:style-name="vastauskappale"/>
      <text:p text:style-name="lomakeotsikko">Yleiskuvaus<text:tab/></text:p>
      <text:p text:style-name="P3"/>
      <text:p text:style-name="P5">Avaimen numero</text:p>
      <text:p text:style-name="P6">(jos on avain, niin tähän avaimen numero. )</text:p>
      <text:p text:style-name="P7"/>
      <text:p text:style-name="P5">Teksti</text:p>
      <text:p text:style-name="vastauskappale"/>
      <text:p text:style-name="P5">Vaikutus</text:p>
      <text:p text:style-name="vastauskappale"/>
      <text:p text:style-name="lomakeotsikko">Kriittisyys</text:p>
      <text:p text:style-name="seloste">(onko välttämätön <text:span text:style-name="T1">pelin</text:span> läpäisyyn)</text:p>
      <text:p text:style-name="vastauskappale"/>
      <text:p text:style-name="lomakeotsikko">Käyttö</text:p>
      <text:p text:style-name="seloste">(miten käytetään, mihin käytetään. <text:span text:style-name="T1">Esim. minkä oven avain avaa</text:span>)</text:p>
      <text:p text:style-name="vastauskappale"/>
      <text:p text:style-name="lomakeotsikko">Riittävyys</text:p>
      <text:p text:style-name="seloste">(esineen määrä. Onko rajoitettu?)</text:p>
      <text:p text:style-name="vastauskappale"/>
      <text:p text:style-name="P4">Pisteet</text:p>
      <text:p text:style-name="vastauskappale"/>
      <text:p text:style-name="P4">HP</text:p>
      <text:p text:style-name="vastauskappale"/>
      <text:p text:style-name="lomakeotsikko"><text:span text:style-name="T1">Huone</text:span><text:span text:style-name="T3">/huoneet</text:span>, mistä löytyy</text:p>
      <text:p text:style-name="vastauskappale"/>
      <text:p text:style-name="lomakeotsikko">Muita huomioita</text:p>
      <text:p text:style-name="vastauskappal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makeotsikko" style:family="paragraph" style:parent-style-name="Text" style:next-style-name="vastauskappale" style:master-page-name="">
      <loext:graphic-properties draw:fill="none" draw:fill-color="#cfe7f5"/>
      <style:paragraph-properties fo:margin-top="0cm" fo:margin-bottom="0cm" style:contextual-spacing="false" style:page-number="auto" fo:background-color="transparent" style:shadow="none"/>
      <style:text-properties fo:font-size="14pt" fo:font-style="normal" fo:font-weight="bold"/>
    </style:style>
    <style:style style:name="Text" style:family="paragraph" style:parent-style-name="Caption" style:class="extra"/>
    <style:style style:name="seloste" style:family="paragraph" style:parent-style-name="Text" style:next-style-name="vastauskappale" style:master-page-name="">
      <loext:graphic-properties draw:fill="none" draw:fill-color="#cfe7f5"/>
      <style:paragraph-properties fo:margin-left="0cm" fo:margin-right="0cm" fo:margin-top="0cm" fo:margin-bottom="0cm" style:contextual-spacing="false" fo:text-indent="0cm" style:auto-text-indent="false" style:page-number="auto" fo:background-color="transparent" style:shadow="none">
        <style:tab-stops/>
        <style:drop-cap/>
      </style:paragraph-properties>
      <style:text-properties fo:font-size="10pt" fo:font-style="normal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alaotsikko" style:family="paragraph" style:parent-style-name="Text" style:next-style-name="vastauskappale" style:default-outline-level="" style:list-style-name="List_20_1">
      <loext:graphic-properties draw:fill="none" draw:fill-color="#cfe7f5"/>
      <style:paragraph-properties fo:background-color="transparent">
        <style:tab-stops/>
      </style:paragraph-properties>
      <style:text-properties fo:font-size="12pt" fo:font-style="normal" fo:font-weight="normal"/>
    </style:style>
    <style:style style:name="vastauskappale" style:family="paragraph" style:parent-style-name="Text_20_body">
      <loext:graphic-properties draw:fill="none" draw:fill-color="#cfe7f5"/>
      <style:paragraph-properties fo:background-color="transparent" fo:padding="0.049cm" fo:border="0.06pt solid #000000" style:shadow="none"/>
      <style:text-properties fo:color="#000080" loext:opacity="100%" style:font-size-asian="10.5pt"/>
    </style:style>
    <style:style style:name="paaotsikko" style:family="paragraph" style:parent-style-name="Heading" style:next-style-name="lomakeotsikko" style:master-page-name="">
      <loext:graphic-properties draw:fill="solid" draw:fill-color="#e6e6e6" draw:opacity="100%"/>
      <style:paragraph-properties fo:margin-top="0.7cm" fo:margin-bottom="0.21cm" style:contextual-spacing="false" fo:line-height="200%" style:page-number="auto" fo:background-color="#e6e6e6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uettelot">
      <text:list-level-style-number text:level="1" text:style-name="Numbering_20_Symbols" loext:num-list-format="%1%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Segoe UI'" style:font-style-name="Normaali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Segoe UI'" style:font-style-name="Normaali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elisuunnittelu<text:tab/><text:page-number text:select-page="current">1</text:page-number>(<text:page-count>1</text:page-count>)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8-26T10:35:04.73</meta:creation-date>
    <dc:date>2022-08-02T08:39:54.846410077</dc:date>
    <meta:editing-duration>PT6H15M45S</meta:editing-duration>
    <meta:editing-cycles>56</meta:editing-cycles>
    <meta:generator>LibreOffice/7.2.7.2$Linux_X86_64 LibreOffice_project/20$Build-2</meta:generator>
    <meta:document-statistic meta:table-count="0" meta:image-count="0" meta:object-count="0" meta:page-count="1" meta:paragraph-count="20" meta:word-count="50" meta:character-count="362" meta:non-whitespace-character-count="331"/>
  </office:meta>
</office:document-meta>
</file>